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65000000B813A5AC44.png" manifest:media-type="image/png"/>
  <manifest:file-entry manifest:full-path="Pictures/1000344600003F5F000012FC82F500C7.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0.398cm"/>
    </style:style>
    <style:style style:name="Table2.B" style:family="table-column">
      <style:table-column-properties style:column-width="7.197cm"/>
    </style:style>
    <style:style style:name="Table2.A1" style:family="table-cell">
      <style:table-cell-properties fo:padding="0.097cm" fo:border="none"/>
    </style:style>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3" style:family="paragraph" style:parent-style-name="Table_20_Contents">
      <style:paragraph-properties fo:text-align="start" style:justify-single-word="false"/>
      <style:text-properties fo:font-size="10pt" officeooo:rsid="00199604" officeooo:paragraph-rsid="00199604" style:font-size-asian="10pt" style:font-size-complex="10pt"/>
    </style:style>
    <style:style style:name="P4" style:family="paragraph" style:parent-style-name="Table_20_Contents">
      <style:paragraph-properties fo:text-align="start" style:justify-single-word="false"/>
      <style:text-properties fo:font-size="10pt" fo:font-weight="bold" officeooo:rsid="00199604" officeooo:paragraph-rsid="00199604" style:font-size-asian="10pt" style:font-weight-asian="bold" style:font-size-complex="10pt" style:font-weight-complex="bold"/>
    </style:style>
    <style:style style:name="P5" style:family="paragraph" style:parent-style-name="Text_20_body">
      <style:text-properties officeooo:rsid="0018cbb0" officeooo:paragraph-rsid="0018cbb0"/>
    </style:style>
    <style:style style:name="P6" style:family="paragraph" style:parent-style-name="Text_20_body">
      <style:text-properties style:font-name="DejaVuSans" officeooo:paragraph-rsid="0025613c"/>
    </style:style>
    <style:style style:name="P7" style:family="paragraph" style:parent-style-name="Text_20_body">
      <style:text-properties fo:font-size="10pt" officeooo:paragraph-rsid="00199604" style:font-size-asian="10pt" style:font-size-complex="10pt"/>
    </style:style>
    <style:style style:name="P8" style:family="paragraph" style:parent-style-name="Text_20_body">
      <style:paragraph-properties fo:margin-top="0cm" fo:margin-bottom="0cm" loext:contextual-spacing="false"/>
      <style:text-properties style:font-name="DejaVuSans"/>
    </style:style>
    <style:style style:name="P9" style:family="paragraph" style:parent-style-name="Text_20_body">
      <style:text-properties style:font-name="DejaVuSans" officeooo:paragraph-rsid="0018cbb0"/>
    </style:style>
    <style:style style:name="P10" style:family="paragraph" style:parent-style-name="Text_20_body">
      <style:text-properties style:font-name="DejaVuSans" officeooo:rsid="001bd407" officeooo:paragraph-rsid="001bd407"/>
    </style:style>
    <style:style style:name="P11" style:family="paragraph" style:parent-style-name="Text_20_body">
      <style:text-properties style:font-name="DejaVuSans" officeooo:rsid="0018cbb0" officeooo:paragraph-rsid="001bd407"/>
    </style:style>
    <style:style style:name="P12" style:family="paragraph" style:parent-style-name="Text_20_body">
      <style:text-properties style:font-name="DejaVuSans" officeooo:rsid="00220b39" officeooo:paragraph-rsid="00220b39"/>
    </style:style>
    <style:style style:name="P13"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T1" style:family="text">
      <style:text-properties fo:text-transform="uppercase" fo:color="#0d487c" style:font-weight-complex="600"/>
    </style:style>
    <style:style style:name="T2" style:family="text">
      <style:text-properties fo:color="#1c63af"/>
    </style:style>
    <style:style style:name="T3" style:family="text">
      <style:text-properties fo:color="#1c63af" officeooo:rsid="00087614"/>
    </style:style>
    <style:style style:name="T4" style:family="text">
      <style:text-properties fo:color="#0d487c"/>
    </style:style>
    <style:style style:name="T5" style:family="text">
      <style:text-properties fo:color="#b2b2b2"/>
    </style:style>
    <style:style style:name="T6" style:family="text">
      <style:text-properties fo:font-size="10pt" style:font-size-asian="10pt" style:font-size-complex="10pt"/>
    </style:style>
    <style:style style:name="T7" style:family="text">
      <style:text-properties fo:font-size="10pt" officeooo:rsid="001e3c2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font-name="DejaVuSans"/>
    </style:style>
    <style:style style:name="T10" style:family="text">
      <style:text-properties style:font-name="DejaVuSans" officeooo:rsid="0018cbb0"/>
    </style:style>
    <style:style style:name="T11" style:family="text">
      <style:text-properties style:font-name="DejaVuSans" fo:font-weight="bold" officeooo:rsid="0018cbb0" style:font-weight-asian="bold" style:font-weight-complex="bold"/>
    </style:style>
    <style:style style:name="T12" style:family="text">
      <style:text-properties style:font-name="DejaVuSans" officeooo:rsid="00240a10"/>
    </style:style>
    <style:style style:name="T13" style:family="text">
      <style:text-properties style:font-name="DejaVuSans" officeooo:rsid="00274a66"/>
    </style:style>
    <style:style style:name="T14" style:family="text">
      <style:text-properties officeooo:rsid="001bd407"/>
    </style:style>
    <style:style style:name="T15" style:family="text">
      <style:text-properties officeooo:rsid="001ca08f"/>
    </style:style>
    <style:style style:name="T16" style:family="text">
      <style:text-properties officeooo:rsid="0025613c"/>
    </style:style>
    <style:style style:name="T17" style:family="text">
      <style:text-properties officeooo:rsid="00274a66"/>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7"><text:span text:style-name="T11">Johan du Bois</text:span><text:span text:style-name="T10"><text:line-break/></text:span><text:span text:style-name="T9">ICT Team Leader: e-Government for Citizens<text:line-break/>Department of the Premier, Western Cape Government<text:line-break/>johan.dubois@westerncape.gov.</text:span><text:span text:style-name="T13">za</text:span></text:p>
          </table:table-cell>
          <table:table-cell table:style-name="Table2.A1" office:value-type="string">
            <text:p text:style-name="P4">Riaan Burger</text:p>
            <text:p text:style-name="P3"><text:span text:style-name="T14">Chairperson</text:span> of the Governing Board</text:p>
            <text:p text:style-name="P3">Drupal Association South Africa (DASA)</text:p>
            <text:p text:style-name="P3">info@dasa.org.za</text:p>
          </table:table-cell>
        </table:table-row>
      </table:table>
      <text:p text:style-name="P9"/>
      <text:p text:style-name="P10">Dear Johan,</text:p>
      <text:p text:style-name="P11">The Drupal Association South Africa (DASA) invites you attend the inaugural meeting of Drupal users in Government and NGO sector to be held in Pretoria on 16 October 2015. Invitees include public servants working with Drupal in national, provincial and local government.</text:p>
      <text:p text:style-name="Text_20_body"><text:span text:style-name="T9">Drupal Association South Africa (DASA) is a non-profit organisation established for the public benefit objective to foster and support the Drupal </text:span><text:span text:style-name="T12">Open Source GPL </text:span><text:span text:style-name="T9">project, the community and its growth in South Africa.</text:span></text:p>
      <text:p text:style-name="P6">The purpose of the day's events is to gather interested parties and with regards to the efforts and purposes of the new regular <text:span text:style-name="T15">monthly </text:span>meeting <text:span text:style-name="T16">with lectures and discussions on standards compliance, scaling websites for massive traffic, security best practices for enterprise websites, skills transfer for fast changing positions, writing good tender documentation, finding good service providers and much more.</text:span></text:p>
      <table:table table:name="Table3" table:style-name="Table3">
        <table:table-column table:style-name="Table3.A"/>
        <table:table-column table:style-name="Table3.B"/>
        <table:table-row>
          <table:table-cell table:style-name="Table3.A1" office:value-type="string">
            <text:p text:style-name="P13">Date &amp; Time</text:p>
          </table:table-cell>
          <table:table-cell table:style-name="Table3.A1" office:value-type="string">
            <text:p text:style-name="P13">Friday, 16 October 2015, 12:00 – 15:00</text:p>
          </table:table-cell>
        </table:table-row>
        <table:table-row>
          <table:table-cell table:style-name="Table3.A1" office:value-type="string">
            <text:p text:style-name="P13">Venue</text:p>
          </table:table-cell>
          <table:table-cell table:style-name="Table3.A1" office:value-type="string">
            <text:p text:style-name="P13">Department of Arts and Culture, 1st Floor, Kingsley Centre Building, c.o. Steve Biko (Beatrix) and Stanza Bopape (Church)</text:p>
          </table:table-cell>
        </table:table-row>
        <table:table-row>
          <table:table-cell table:style-name="Table3.A1" office:value-type="string">
            <text:p text:style-name="P13">Cost</text:p>
          </table:table-cell>
          <table:table-cell table:style-name="Table3.A1" office:value-type="string">
            <text:p text:style-name="P13">Attendance is free; travel and accommodation is not included.</text:p>
          </table:table-cell>
        </table:table-row>
      </table:table>
      <text:p text:style-name="P8"/>
      <text:p text:style-name="P12">Please RSVP on http://www.meetup.com/Drupal-Pretoria-Arcadia-NGO-Gov before <text:span text:style-name="T17">13 October.</text:span></text:p>
      <text:p text:style-name="P5">We look forward to your always valuable presence.</text:p>
      <text:p text:style-name="P5">Kind regards,</text:p>
      <text:p text:style-name="P5"><text:span text:style-name="T8"><text:s text:c="39"/></text:span><text:line-break/><text:span text:style-name="T6">Riaan Burger as Chairman of the governing </text:span><text:span text:style-name="T7">b</text:span><text:span text:style-name="T6">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8cm" fo:margin-left="0cm" table:align="left"/>
    </style:style>
    <style:style style:name="Table1.A" style:family="table-column">
      <style:table-column-properties style:column-width="13.501cm"/>
    </style:style>
    <style:style style:name="Table1.B" style:family="table-column">
      <style:table-column-properties style:column-width="4.098cm"/>
    </style:style>
    <style:style style:name="Table1.A1" style:family="table-cell">
      <style:table-cell-properties fo:padding="0.097cm" fo:border="none"/>
    </style:style>
    <style:style style:name="M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M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T1" style:family="text">
      <style:text-properties fo:text-transform="uppercase" fo:color="#0d487c" style:font-weight-complex="600"/>
    </style:style>
    <style:style style:name="MT2" style:family="text">
      <style:text-properties fo:color="#1c63af"/>
    </style:style>
    <style:style style:name="MT3" style:family="text">
      <style:text-properties fo:color="#1c63af" officeooo:rsid="00087614"/>
    </style:style>
    <style:style style:name="MT4" style:family="text">
      <style:text-properties fo:color="#0d487c"/>
    </style:style>
    <style:style style:name="MT5" style:family="text">
      <style:text-properties fo:color="#b2b2b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4.49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11.337cm" svg:height="3.395cm" draw:z-index="0"><draw:image xlink:href="Pictures/1000344600003F5F000012FC82F500C7.svg" xlink:type="simple" xlink:show="embed" xlink:actuate="onLoad"/><draw:image xlink:href="Pictures/1000020100000265000000B813A5AC44.png" xlink:type="simple" xlink:show="embed" xlink:actuate="onLoad"/></draw:frame></text:p>
      </style:header>
      <style:footer>
        <table:table table:name="Table1" table:style-name="Table1">
          <table:table-column table:style-name="Table1.A"/>
          <table:table-column table:style-name="Table1.B"/>
          <table:table-row>
            <table:table-cell table:style-name="Table1.A1" office:value-type="string">
              <text:p text:style-name="MP1"><text:span text:style-name="MT1">Governing Board 2015</text:span> <text:span text:style-name="MT2">Riaan Burger (Chairman), </text:span><text:span text:style-name="MT3">Renate Ehlers (Vice Chairman),<text:line-break/>Greg McKeen (Secretary), Adam Dunn (Treasurer), Robin Prieschl (Portfolio Manager), Johan du Bois, Jason Lewis</text:span></text:p>
            </table:table-cell>
            <table:table-cell table:style-name="Table1.A1" office:value-type="string">
              <text:p text:style-name="MP2"><text:span text:style-name="MT4"><text:line-break/>info@dasa.org.za</text:span> <text:span text:style-name="MT5">\</text:span> dasa.org.z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09-09T10:51:30.336714050</dc:date>
    <dc:creator>Riaan Burger</dc:creator>
    <meta:editing-duration>PT5H43M14S</meta:editing-duration>
    <meta:editing-cycles>31</meta:editing-cycles>
    <meta:generator>LibreOffice/5.0.1.2$Linux_X86_64 LibreOffice_project/00m0$Build-2</meta:generator>
    <meta:document-statistic meta:table-count="3" meta:image-count="1" meta:object-count="0" meta:page-count="1" meta:paragraph-count="21" meta:word-count="263" meta:character-count="1862" meta:non-whitespace-character-count="1578"/>
  </office:meta>
</office:document-meta>
</file>